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style:text-position="sub 66.6%"/>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position="sub 66.6%"/>
    </style:style>
    <style:style style:name="T18" style:parent-style-name="DefaultParagraphFont" style:family="text">
      <style:text-properties style:text-position="sub 66.6%"/>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ableColumn28" style:family="table-column">
      <style:table-column-properties style:column-width="0.9375in" style:use-optimal-column-width="false"/>
    </style:style>
    <style:style style:name="TableColumn29" style:family="table-column">
      <style:table-column-properties style:column-width="1.4388in" style:use-optimal-column-width="false"/>
    </style:style>
    <style:style style:name="TableColumn30" style:family="table-column">
      <style:table-column-properties style:column-width="1.7784in" style:use-optimal-column-width="false"/>
    </style:style>
    <style:style style:name="TableColumn31" style:family="table-column">
      <style:table-column-properties style:column-width="1.3847in" style:use-optimal-column-width="false"/>
    </style:style>
    <style:style style:name="TableColumn32" style:family="table-column">
      <style:table-column-properties style:column-width="1.3854in" style:use-optimal-column-width="false"/>
    </style:style>
    <style:style style:name="Table27" style:family="table">
      <style:table-properties style:width="6.925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6" style:family="table-column">
      <style:table-column-properties style:column-width="0.9375in" style:use-optimal-column-width="false"/>
    </style:style>
    <style:style style:name="TableColumn77" style:family="table-column">
      <style:table-column-properties style:column-width="1.4388in" style:use-optimal-column-width="false"/>
    </style:style>
    <style:style style:name="TableColumn78" style:family="table-column">
      <style:table-column-properties style:column-width="1.7784in" style:use-optimal-column-width="false"/>
    </style:style>
    <style:style style:name="TableColumn79" style:family="table-column">
      <style:table-column-properties style:column-width="1.3847in" style:use-optimal-column-width="false"/>
    </style:style>
    <style:style style:name="TableColumn80" style:family="table-column">
      <style:table-column-properties style:column-width="1.3854in" style:use-optimal-column-width="false"/>
    </style:style>
    <style:style style:name="Table75" style:family="table">
      <style:table-properties style:width="6.925in" fo:margin-left="0in" table:align="left"/>
    </style:style>
    <style:style style:name="TableRow81" style:family="table-row">
      <style:table-row-properties style:use-optimal-row-height="false"/>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 style:parent-style-name="DefaultParagraphFont" style:family="text">
      <style:text-properties fo:background-color="#FFFF00"/>
    </style:style>
    <style:style style:name="TableColumn95" style:family="table-column">
      <style:table-column-properties style:column-width="0.9375in" style:use-optimal-column-width="false"/>
    </style:style>
    <style:style style:name="TableColumn96" style:family="table-column">
      <style:table-column-properties style:column-width="1.4972in" style:use-optimal-column-width="false"/>
    </style:style>
    <style:style style:name="TableColumn97" style:family="table-column">
      <style:table-column-properties style:column-width="1.8166in" style:use-optimal-column-width="false"/>
    </style:style>
    <style:style style:name="TableColumn98" style:family="table-column">
      <style:table-column-properties style:column-width="1.2881in" style:use-optimal-column-width="false"/>
    </style:style>
    <style:style style:name="TableColumn99" style:family="table-column">
      <style:table-column-properties style:column-width="1.3854in" style:use-optimal-column-width="false"/>
    </style:style>
    <style:style style:name="Table94" style:family="table">
      <style:table-properties style:width="6.925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0.0034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2" style:parent-style-name="DefaultParagraphFont" style:family="text">
      <style:text-properties style:text-position="sub 66.6%"/>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T150" style:parent-style-name="DefaultParagraphFont" style:family="text">
      <style:text-properties style:text-position="sub 66.6%"/>
    </style:style>
    <style:style style:name="T151" style:parent-style-name="DefaultParagraphFont" style:family="text">
      <style:text-properties style:text-position="sub 66.6%"/>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157" style:parent-style-name="DefaultParagraphFont" style:family="text">
      <style:text-properties style:text-position="sub 66.6%"/>
    </style:style>
    <style:style style:name="T158" style:parent-style-name="DefaultParagraphFont" style:family="text">
      <style:text-properties style:text-position="sub 66.6%"/>
    </style:style>
    <style:style style:name="T159" style:parent-style-name="DefaultParagraphFont" style:family="text">
      <style:text-properties style:text-position="sub 66.6%"/>
    </style:style>
    <style:style style:name="P160" style:parent-style-name="Standard" style:list-style-name="LFO1" style:family="paragraph"/>
    <style:style style:name="T161" style:parent-style-name="DefaultParagraphFont" style:family="text">
      <style:text-properties style:text-position="sub 66.6%"/>
    </style:style>
    <style:style style:name="T162" style:parent-style-name="DefaultParagraphFont" style:family="text">
      <style:text-properties style:text-position="sub 66.6%"/>
    </style:style>
    <style:style style:name="P163" style:parent-style-name="Standard" style:list-style-name="LFO1" style:family="paragraph"/>
    <style:style style:name="T164" style:parent-style-name="DefaultParagraphFont" style:family="text">
      <style:text-properties style:text-position="sub 66.6%"/>
    </style:style>
    <style:style style:name="T165" style:parent-style-name="DefaultParagraphFont" style:family="text">
      <style:text-properties style:text-position="sub 66.6%"/>
    </style:style>
    <style:style style:name="P166" style:parent-style-name="Standard" style:list-style-name="LFO1" style:family="paragraph"/>
    <style:style style:name="T167" style:parent-style-name="DefaultParagraphFont" style:family="text">
      <style:text-properties style:text-position="sub 66.6%"/>
    </style:style>
    <style:style style:name="P168" style:parent-style-name="Standard" style:list-style-name="LFO1" style:family="paragraph"/>
    <style:style style:name="T169" style:parent-style-name="DefaultParagraphFont" style:family="text">
      <style:text-properties style:text-position="sub 66.6%"/>
    </style:style>
    <style:style style:name="P170" style:parent-style-name="Standard" style:list-style-name="LFO1" style:family="paragraph"/>
    <style:style style:name="T171" style:parent-style-name="DefaultParagraphFont" style:family="text">
      <style:text-properties style:text-position="sub 66.6%"/>
    </style:style>
    <style:style style:name="T172" style:parent-style-name="DefaultParagraphFont" style:family="text">
      <style:text-properties style:text-position="sub 66.6%"/>
    </style:style>
    <style:style style:name="P173" style:parent-style-name="Standard" style:list-style-name="LFO1" style:family="paragraph"/>
    <style:style style:name="T174" style:parent-style-name="DefaultParagraphFont" style:family="text">
      <style:text-properties style:text-position="sub 66.6%"/>
    </style:style>
    <style:style style:name="P175" style:parent-style-name="Standard" style:list-style-name="LFO1" style:family="paragraph"/>
    <style:style style:name="T176" style:parent-style-name="DefaultParagraphFont" style:family="text">
      <style:text-properties style:text-position="sub 66.6%"/>
    </style:style>
    <style:style style:name="P177" style:parent-style-name="Standard" style:list-style-name="LFO1" style:family="paragraph"/>
    <style:style style:name="T178" style:parent-style-name="DefaultParagraphFont" style:family="text">
      <style:text-properties style:text-position="sub 66.6%"/>
    </style:style>
    <style:style style:name="P179" style:parent-style-name="Standard" style:list-style-name="LFO1" style:family="paragraph"/>
    <style:style style:name="T180" style:parent-style-name="DefaultParagraphFont" style:family="text">
      <style:text-properties style:text-position="sub 66.6%"/>
    </style:style>
    <style:style style:name="T181" style:parent-style-name="DefaultParagraphFont" style:family="text">
      <style:text-properties style:text-position="sub 66.6%"/>
    </style:style>
    <style:style style:name="P182" style:parent-style-name="Standard" style:list-style-name="LFO1" style:family="paragraph"/>
    <style:style style:name="T183" style:parent-style-name="DefaultParagraphFont" style:family="text">
      <style:text-properties style:text-position="sub 66.6%"/>
    </style:style>
    <style:style style:name="T184" style:parent-style-name="DefaultParagraphFont" style:family="text">
      <style:text-properties style:text-position="sub 66.6%"/>
    </style:style>
    <style:style style:name="P185" style:parent-style-name="Standard" style:list-style-name="LFO1" style:family="paragraph"/>
    <style:style style:name="T186" style:parent-style-name="DefaultParagraphFont" style:family="text">
      <style:text-properties style:text-position="sub 66.6%"/>
    </style:style>
    <style:style style:name="P187" style:parent-style-name="Standard" style:list-style-name="LFO1" style:family="paragraph"/>
    <style:style style:name="T188" style:parent-style-name="DefaultParagraphFont" style:family="text">
      <style:text-properties style:text-position="sub 66.6%"/>
    </style:style>
    <style:style style:name="P189" style:parent-style-name="Standard" style:list-style-name="LFO1" style:family="paragraph"/>
    <style:style style:name="T190" style:parent-style-name="DefaultParagraphFont" style:family="text">
      <style:text-properties style:text-position="sub 66.6%"/>
    </style:style>
    <style:style style:name="P191" style:parent-style-name="Standard" style:list-style-name="LFO1" style:family="paragraph"/>
    <style:style style:name="T192" style:parent-style-name="DefaultParagraphFont" style:family="text">
      <style:text-properties style:text-position="sub 66.6%"/>
    </style:style>
    <style:style style:name="P193" style:parent-style-name="Standard" style:list-style-name="LFO1" style:family="paragraph"/>
    <style:style style:name="T194" style:parent-style-name="DefaultParagraphFont" style:family="text">
      <style:text-properties style:text-position="sub 66.6%"/>
    </style:style>
    <style:style style:name="T195" style:parent-style-name="DefaultParagraphFont" style:family="text">
      <style:text-properties style:text-position="sub 66.6%"/>
    </style:style>
    <style:style style:name="T196" style:parent-style-name="DefaultParagraphFont" style:family="text">
      <style:text-properties style:text-position="sub 66.6%"/>
    </style:style>
    <style:style style:name="P197" style:parent-style-name="Standard" style:list-style-name="LFO1" style:family="paragraph"/>
    <style:style style:name="T198" style:parent-style-name="DefaultParagraphFont" style:family="text">
      <style:text-properties style:text-position="sub 66.6%"/>
    </style:style>
    <style:style style:name="P199" style:parent-style-name="Standard" style:list-style-name="LFO1" style:family="paragraph"/>
    <style:style style:name="T200" style:parent-style-name="DefaultParagraphFont" style:family="text">
      <style:text-properties style:text-position="sub 66.6%"/>
    </style:style>
    <style:style style:name="T201" style:parent-style-name="DefaultParagraphFont" style:family="text">
      <style:text-properties style:text-position="sub 66.6%"/>
    </style:style>
    <style:style style:name="P202" style:parent-style-name="Standard" style:list-style-name="LFO1" style:family="paragraph"/>
    <style:style style:name="T203" style:parent-style-name="DefaultParagraphFont" style:family="text">
      <style:text-properties style:text-position="sub 66.6%"/>
    </style:style>
    <style:style style:name="T204" style:parent-style-name="DefaultParagraphFont" style:family="text">
      <style:text-properties style:text-position="sub 66.6%"/>
    </style:style>
    <style:style style:name="P205" style:parent-style-name="Standard" style:list-style-name="LFO1" style:family="paragraph"/>
    <style:style style:name="P206" style:parent-style-name="Standard" style:list-style-name="LFO1" style:family="paragraph"/>
    <style:style style:name="P207" style:parent-style-name="Standard" style:list-style-name="LFO1" style:family="paragraph"/>
    <style:style style:name="TableColumn209" style:family="table-column">
      <style:table-column-properties style:column-width="0.9375in" style:use-optimal-column-width="false"/>
    </style:style>
    <style:style style:name="TableColumn210" style:family="table-column">
      <style:table-column-properties style:column-width="1.4388in" style:use-optimal-column-width="false"/>
    </style:style>
    <style:style style:name="TableColumn211" style:family="table-column">
      <style:table-column-properties style:column-width="1.7784in" style:use-optimal-column-width="false"/>
    </style:style>
    <style:style style:name="TableColumn212" style:family="table-column">
      <style:table-column-properties style:column-width="1.3847in" style:use-optimal-column-width="false"/>
    </style:style>
    <style:style style:name="TableColumn213" style:family="table-column">
      <style:table-column-properties style:column-width="1.3854in" style:use-optimal-column-width="false"/>
    </style:style>
    <style:style style:name="Table208" style:family="table">
      <style:table-properties style:width="6.925in" fo:margin-left="0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Standard" style:family="paragraph">
      <style:paragraph-properties fo:margin-left="0.4923in">
        <style:tab-stops/>
      </style:paragraph-properties>
    </style:style>
    <style:style style:name="P227" style:parent-style-name="Standard" style:family="paragraph">
      <style:paragraph-properties fo:margin-left="0.4923in">
        <style:tab-stops/>
      </style:paragraph-properties>
    </style:style>
    <style:style style:name="P228" style:parent-style-name="Standard" style:family="paragraph">
      <style:paragraph-properties fo:margin-left="0.4923in">
        <style:tab-stops/>
      </style:paragraph-properties>
    </style:style>
    <style:style style:name="P229" style:parent-style-name="Standard" style:family="paragraph">
      <style:paragraph-properties fo:margin-left="0.4923in">
        <style:tab-stops/>
      </style:paragraph-properties>
    </style:style>
    <style:style style:name="P230" style:parent-style-name="Standard" style:family="paragraph">
      <style:paragraph-properties fo:margin-left="0.4923in">
        <style:tab-stops/>
      </style:paragraph-properties>
    </style:style>
    <style:style style:name="TableColumn232" style:family="table-column">
      <style:table-column-properties style:column-width="1.7319in" style:use-optimal-column-width="false"/>
    </style:style>
    <style:style style:name="TableColumn233" style:family="table-column">
      <style:table-column-properties style:column-width="1.1458in" style:use-optimal-column-width="false"/>
    </style:style>
    <style:style style:name="TableColumn234" style:family="table-column">
      <style:table-column-properties style:column-width="1.1847in" style:use-optimal-column-width="false"/>
    </style:style>
    <style:style style:name="Table231" style:family="table">
      <style:table-properties style:width="4.0625in" fo:margin-left="0in" table:align="left"/>
    </style:style>
    <style:style style:name="TableRow235" style:family="table-row">
      <style:table-row-properties style:use-optimal-row-height="false"/>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48" style:family="table-column">
      <style:table-column-properties style:column-width="1.7513in" style:use-optimal-column-width="false"/>
    </style:style>
    <style:style style:name="TableColumn249" style:family="table-column">
      <style:table-column-properties style:column-width="1.1263in" style:use-optimal-column-width="false"/>
    </style:style>
    <style:style style:name="TableColumn250" style:family="table-column">
      <style:table-column-properties style:column-width="1.1847in" style:use-optimal-column-width="false"/>
    </style:style>
    <style:style style:name="Table247" style:family="table">
      <style:table-properties style:width="4.0625in" fo:margin-left="0in" table:align="left"/>
    </style:style>
    <style:style style:name="TableRow251" style:family="table-row">
      <style:table-row-properties style:use-optimal-row-height="false"/>
    </style:style>
    <style:style style:name="TableCell2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0.0034in solid #000000" style:writing-mode="lr-tb" fo:padding-top="0.0381in" fo:padding-left="0.0381in" fo:padding-bottom="0.0381in" fo:padding-right="0.0381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3" style:parent-style-name="DefaultParagraphFont" style:family="text">
      <style:text-properties style:text-position="sub 66.6%"/>
    </style:style>
    <style:style style:name="T264" style:parent-style-name="DefaultParagraphFont" style:family="text">
      <style:text-properties style:text-position="sub 66.6%"/>
    </style:style>
    <style:style style:name="T265" style:parent-style-name="DefaultParagraphFont" style:family="text">
      <style:text-properties style:text-position="sub 66.6%"/>
    </style:style>
    <style:style style:name="T266" style:parent-style-name="DefaultParagraphFont" style:family="text">
      <style:text-properties style:text-position="sub 66.6%"/>
    </style:style>
    <style:style style:name="T267" style:parent-style-name="DefaultParagraphFont" style:family="text">
      <style:text-properties style:text-position="sub 66.6%"/>
    </style:style>
    <style:style style:name="T268" style:parent-style-name="DefaultParagraphFont" style:family="text">
      <style:text-properties style:text-position="sub 66.6%"/>
    </style:style>
    <style:style style:name="T269" style:parent-style-name="DefaultParagraphFont" style:family="text">
      <style:text-properties style:text-position="sub 66.6%"/>
    </style:style>
    <style:style style:name="T270" style:parent-style-name="DefaultParagraphFont" style:family="text">
      <style:text-properties style:text-position="-33.3% 100%"/>
    </style:style>
    <style:style style:name="T271" style:parent-style-name="DefaultParagraphFont" style:family="text">
      <style:text-properties style:text-position="-33.3% 100%"/>
    </style:style>
    <style:style style:name="T272" style:parent-style-name="DefaultParagraphFont" style:family="text">
      <style:text-properties style:text-position="-33.3% 100%"/>
    </style:style>
    <style:style style:name="T273" style:parent-style-name="DefaultParagraphFont" style:family="text">
      <style:text-properties style:text-position="sub 66.6%"/>
    </style:style>
    <style:style style:name="T274" style:parent-style-name="DefaultParagraphFont" style:family="text">
      <style:text-properties style:text-position="sub 66.6%"/>
    </style:style>
    <style:style style:name="T275" style:parent-style-name="DefaultParagraphFont" style:family="text">
      <style:text-properties style:text-position="sub 66.6%"/>
    </style:style>
    <style:style style:name="T276" style:parent-style-name="DefaultParagraphFont" style:family="text">
      <style:text-properties style:text-position="sub 66.6%"/>
    </style:style>
    <style:style style:name="T277" style:parent-style-name="DefaultParagraphFont" style:family="text">
      <style:text-properties style:text-position="sub 66.6%"/>
    </style:style>
    <style:style style:name="T278" style:parent-style-name="DefaultParagraphFont" style:family="text">
      <style:text-properties style:text-position="sub 66.6%"/>
    </style:style>
    <style:style style:name="T279" style:parent-style-name="DefaultParagraphFont" style:family="text">
      <style:text-properties style:text-position="sub 66.6%"/>
    </style:style>
    <style:style style:name="T280" style:parent-style-name="DefaultParagraphFont" style:family="text">
      <style:text-properties style:text-position="sub 66.6%"/>
    </style:style>
    <style:style style:name="T281" style:parent-style-name="DefaultParagraphFont" style:family="text">
      <style:text-properties style:text-position="sub 66.6%"/>
    </style:style>
    <style:style style:name="T282" style:parent-style-name="DefaultParagraphFont" style:family="text">
      <style:text-properties style:text-position="sub 66.6%"/>
    </style:style>
    <style:style style:name="T283" style:parent-style-name="DefaultParagraphFont" style:family="text">
      <style:text-properties style:text-position="sub 66.6%"/>
    </style:style>
    <style:style style:name="T284" style:parent-style-name="DefaultParagraphFont" style:family="text">
      <style:text-properties style:text-position="sub 66.6%"/>
    </style:style>
    <style:style style:name="T285" style:parent-style-name="DefaultParagraphFont" style:family="text">
      <style:text-properties style:text-position="sub 66.6%"/>
    </style:style>
    <style:style style:name="T286" style:parent-style-name="DefaultParagraphFont" style:family="text">
      <style:text-properties style:text-position="sub 66.6%"/>
    </style:style>
    <style:style style:name="T287" style:parent-style-name="DefaultParagraphFont" style:family="text">
      <style:text-properties style:text-position="sub 66.6%"/>
    </style:style>
    <style:style style:name="T288" style:parent-style-name="DefaultParagraphFont" style:family="text">
      <style:text-properties style:text-position="sub 66.6%"/>
    </style:style>
    <style:style style:name="T289" style:parent-style-name="DefaultParagraphFont" style:family="text">
      <style:text-properties style:text-position="sub 66.6%"/>
    </style:style>
    <style:style style:name="T290" style:parent-style-name="DefaultParagraphFont" style:family="text">
      <style:text-properties style:text-position="sub 66.6%"/>
    </style:style>
    <style:style style:name="T291" style:parent-style-name="DefaultParagraphFont" style:family="text">
      <style:text-properties style:text-position="sub 66.6%"/>
    </style:style>
    <style:style style:name="T292" style:parent-style-name="DefaultParagraphFont" style:family="text">
      <style:text-properties style:text-position="sub 66.6%"/>
    </style:style>
    <style:style style:name="T293" style:parent-style-name="DefaultParagraphFont" style:family="text">
      <style:text-properties style:text-position="sub 66.6%"/>
    </style:style>
    <style:style style:name="T294" style:parent-style-name="DefaultParagraphFont" style:family="text">
      <style:text-properties style:text-position="sub 66.6%"/>
    </style:style>
    <style:style style:name="T295" style:parent-style-name="DefaultParagraphFont" style:family="text">
      <style:text-properties style:text-position="sub 66.6%"/>
    </style:style>
    <style:style style:name="T296" style:parent-style-name="DefaultParagraphFont" style:family="text">
      <style:text-properties style:text-position="sub 66.6%"/>
    </style:style>
    <style:style style:name="T297"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draw:stroke-linejoin="miter" svg:stroke-linecap="butt"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 –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 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text:s/>x = .12</text:p>
      <text:p text:style-name="Standard"><text:tab/><text:tab/><text:tab/><text:s text:c="2"/>job yes -&gt; 0.38 * 0.12</text:p>
      <text:p text:style-name="Standard"/>
      <text:p text:style-name="Standard">no intern,<text:s/>yes job = <text:s/>.38 * P(yes job) =<text:s text:c="3"/>.12<text:s/>- &gt; p(yes job) = .12/.38 = .32</text:p>
      <text:p text:style-name="Standard">no intern, no job =<text:s/><text:s/>.38 * p(no job) =<text:s/>.38 * .68 = .26</text:p>
      <text:p text:style-name="Standard">yes intern, yes job =<text:s/>.62 * .32 =<text:s/>.20</text:p>
      <text:p text:style-name="Standard">yes intern, no job =<text:s/>.62 * .68 = .42</text:p>
      <text:p text:style-name="Standard"/>
      <text:p text:style-name="Standard">P( h<text:span text:style-name="T12">1<text:s/></text:span>) = 0.62</text:p>
      <text:p text:style-name="Standard">P( h<text:span text:style-name="T13">2<text:s/></text:span>) = 0.38</text:p>
      <text:p text:style-name="Standard"/>
      <text:p text:style-name="Standard">P( D | h<text:span text:style-name="T14">1<text:s/></text:span>) = P(D<text:s/>INTERSECT<text:s/>h1) / P(h2) --&gt; 0.62 /0.62 = 1.00</text:p>
      <text:p text:style-name="Standard">.42</text:p>
      <text:p text:style-name="Standard">P( D | h<text:span text:style-name="T15">2<text:s/></text:span>) = P(D<text:s/>INTERSECT<text:s/>h2)/ P(h2) --&gt; 0.88*0.38 / 0.38</text:p>
      <text:p text:style-name="Standard">.26</text:p>
      <text:p text:style-name="Standard">P( D ) =<text:s/>P(h1)*<text:s/>P( D | h<text:span text:style-name="T16">1<text:s/></text:span>) + P(h2)*<text:s/>P( D | h<text:span text:style-name="T17">2</text:span>)=<text:s/>.62 * 1 + .38 * (.88) = .9544</text:p>
      <text:p text:style-name="Standard">.62 *.42 + .26 * .38 =<text:s/>.36</text:p>
      <text:p text:style-name="Standard">P( h<text:span text:style-name="T18">1<text:s/></text:span>| D)<text:s/>=.18<text:s/>= P(h1<text:s/>INTERSECT<text:s/>D)/ P(h1) --&gt; 0.62/.9544= 0.64</text:p>
      <text:p text:style-name="Standard">.36 / .62 =<text:s/></text:p>
      <text:p text:style-name="Standard"/>
      <text:p text:style-name="Standard"/>
      <text:p text:style-name="Standard">2. Naive Bayes Classifier.</text:p>
      <text:p text:style-name="Standard">The following data was collected about a race car driver Piggie. Piggie’s Performance on the race track was rated as either<text:s/><text:span text:style-name="T19">fast</text:span><text:s/>or<text:s/><text:span text:style-name="T20">slow</text:span><text:s/>based on the different observations. The observations were made over several days and include the status of her race engine: CarEngine being<text:s/><text:span text:style-name="T21">warm</text:span><text:s/>or<text:s/><text:span text:style-name="T22">cold</text:span>, weather he took the race course practice runs: CoursePractice being<text:s/><text:span text:style-name="T23">yes</text:span><text:s/>or<text:s/><text:span text:style-name="T24">no</text:span>, and the current condition of the race track: Condition being<text:s/><text:span text:style-name="T25">dry</text:span><text:s/>or<text:s/><text:span text:style-name="T26">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TableContents">Observation</text:p>
          </table:table-cell>
          <table:table-cell table:style-name="TableCell35">
            <text:p text:style-name="TableContents">CarEngine</text:p>
          </table:table-cell>
          <table:table-cell table:style-name="TableCell36">
            <text:p text:style-name="TableContents">CoursePractice</text:p>
          </table:table-cell>
          <table:table-cell table:style-name="TableCell37">
            <text:p text:style-name="TableContents">Condition</text:p>
          </table:table-cell>
          <table:table-cell table:style-name="TableCell38">
            <text:p text:style-name="TableContents">Performance</text:p>
          </table:table-cell>
        </table:table-row>
        <table:table-row table:style-name="TableRow39">
          <table:table-cell table:style-name="TableCell40">
            <text:p text:style-name="TableContents">1</text:p>
          </table:table-cell>
          <table:table-cell table:style-name="TableCell41">
            <text:p text:style-name="TableContents">Cold</text:p>
          </table:table-cell>
          <table:table-cell table:style-name="TableCell42">
            <text:p text:style-name="TableContents">Yes</text:p>
          </table:table-cell>
          <table:table-cell table:style-name="TableCell43">
            <text:p text:style-name="TableContents">Wet</text:p>
          </table:table-cell>
          <table:table-cell table:style-name="TableCell44">
            <text:p text:style-name="TableContents">Slow</text:p>
          </table:table-cell>
        </table:table-row>
        <table:table-row table:style-name="TableRow45">
          <table:table-cell table:style-name="TableCell46">
            <text:p text:style-name="TableContents">2</text:p>
          </table:table-cell>
          <table:table-cell table:style-name="TableCell47">
            <text:p text:style-name="TableContents">Warm</text:p>
          </table:table-cell>
          <table:table-cell table:style-name="TableCell48">
            <text:p text:style-name="TableContents">Yes</text:p>
          </table:table-cell>
          <table:table-cell table:style-name="TableCell49">
            <text:p text:style-name="TableContents">Dry</text:p>
          </table:table-cell>
          <table:table-cell table:style-name="TableCell50">
            <text:p text:style-name="TableContents">Fast</text:p>
          </table:table-cell>
        </table:table-row>
        <table:table-row table:style-name="TableRow51">
          <table:table-cell table:style-name="TableCell52">
            <text:p text:style-name="TableContents">3</text:p>
          </table:table-cell>
          <table:table-cell table:style-name="TableCell53">
            <text:p text:style-name="TableContents">Warm</text:p>
          </table:table-cell>
          <table:table-cell table:style-name="TableCell54">
            <text:p text:style-name="TableContents">No</text:p>
          </table:table-cell>
          <table:table-cell table:style-name="TableCell55">
            <text:p text:style-name="TableContents">Dry</text:p>
          </table:table-cell>
          <table:table-cell table:style-name="TableCell56">
            <text:p text:style-name="TableContents">Fast</text:p>
          </table:table-cell>
        </table:table-row>
        <table:table-row table:style-name="TableRow57">
          <table:table-cell table:style-name="TableCell58">
            <text:p text:style-name="TableContents">4</text:p>
          </table:table-cell>
          <table:table-cell table:style-name="TableCell59">
            <text:p text:style-name="TableContents">Warm</text:p>
          </table:table-cell>
          <table:table-cell table:style-name="TableCell60">
            <text:p text:style-name="TableContents">Yes</text:p>
          </table:table-cell>
          <table:table-cell table:style-name="TableCell61">
            <text:p text:style-name="TableContents">Dry</text:p>
          </table:table-cell>
          <table:table-cell table:style-name="TableCell62">
            <text:p text:style-name="TableContents">Fast</text:p>
          </table:table-cell>
        </table:table-row>
        <table:table-row table:style-name="TableRow63">
          <table:table-cell table:style-name="TableCell64">
            <text:p text:style-name="TableContents">5</text:p>
          </table:table-cell>
          <table:table-cell table:style-name="TableCell65">
            <text:p text:style-name="TableContents">Warm</text:p>
          </table:table-cell>
          <table:table-cell table:style-name="TableCell66">
            <text:p text:style-name="TableContents">No</text:p>
          </table:table-cell>
          <table:table-cell table:style-name="TableCell67">
            <text:p text:style-name="TableContents">Dry</text:p>
          </table:table-cell>
          <table:table-cell table:style-name="TableCell68">
            <text:p text:style-name="TableContents">Fast</text:p>
          </table:table-cell>
        </table:table-row>
        <table:table-row table:style-name="TableRow69">
          <table:table-cell table:style-name="TableCell70">
            <text:p text:style-name="TableContents">6</text:p>
          </table:table-cell>
          <table:table-cell table:style-name="TableCell71">
            <text:p text:style-name="TableContents">Cold</text:p>
          </table:table-cell>
          <table:table-cell table:style-name="TableCell72">
            <text:p text:style-name="TableContents">No</text:p>
          </table:table-cell>
          <table:table-cell table:style-name="TableCell73">
            <text:p text:style-name="TableContents">Wet</text:p>
          </table:table-cell>
          <table:table-cell table:style-name="TableCell74">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TableContents">X1</text:p>
          </table:table-cell>
          <table:table-cell table:style-name="TableCell83">
            <text:p text:style-name="TableContents">Warm</text:p>
          </table:table-cell>
          <table:table-cell table:style-name="TableCell84">
            <text:p text:style-name="TableContents">Yes</text:p>
          </table:table-cell>
          <table:table-cell table:style-name="TableCell85">
            <text:p text:style-name="TableContents">Wet</text:p>
          </table:table-cell>
          <table:table-cell table:style-name="TableCell86">
            <text:p text:style-name="TableContents">?</text:p>
          </table:table-cell>
        </table:table-row>
        <table:table-row table:style-name="TableRow87">
          <table:table-cell table:style-name="TableCell88">
            <text:p text:style-name="TableContents">X2</text:p>
          </table:table-cell>
          <table:table-cell table:style-name="TableCell89">
            <text:p text:style-name="TableContents">Cold</text:p>
          </table:table-cell>
          <table:table-cell table:style-name="TableCell90">
            <text:p text:style-name="TableContents">No</text:p>
          </table:table-cell>
          <table:table-cell table:style-name="TableCell91">
            <text:p text:style-name="TableContents">Wet</text:p>
          </table:table-cell>
          <table:table-cell table:style-name="TableCell92">
            <text:p text:style-name="TableContents"><text:span text:style-name="T93">slow</text:span></text:p>
          </table:table-cell>
        </table:table-row>
      </table:table>
      <text:p text:style-name="Standard"/>
      <text:p text:style-name="Standard">Please show your intermediate calculations you had to do to calculate the classification of the X1 and X2 datapoints. Please clearly label your calculations such as P(CarEngine = cold | fast) = ...</text:p>
      <text:p text:style-name="Standard"/>
      <text:p text:style-name="Standard">P(CE =<text:s/>Cold | P = Fast) =<text:s/>0/4 = 0</text:p>
      <text:p text:style-name="Standard">P(CE = Warm | P = Fast) =<text:s/>4/4 = 1</text:p>
      <text:p text:style-name="Standard"/>
      <text:p text:style-name="Standard">P(CE = Cold | P = Slow) =<text:s/>2/2 = 1</text:p>
      <text:p text:style-name="Standard">P(CE = Warm | P = Slow) =<text:s/>0/2 = 0<text:s/>-&gt;<text:s/>1/3</text:p>
      <text:p text:style-name="Standard"/>
      <text:p text:style-name="Standard">P(CP = Yes | P = Fast) = 2/4 = .5</text:p>
      <text:p text:style-name="Standard">P(CP = No | P = Fast) = 2/4 = .5</text:p>
      <text:p text:style-name="Standard"/>
      <text:p text:style-name="Standard">P(CP = Yes | P = Slow) = 1/2 = .5</text:p>
      <text:p text:style-name="Standard">P(CP = No | P = Slow) = 1/2 = .5</text:p>
      <text:p text:style-name="Standard"/>
      <text:p text:style-name="Standard">P(C = Wet | P = Fast) = 0/4 = .0</text:p>
      <text:p text:style-name="Standard">P(C = Dry | P = Fast) = 4/4 = 1</text:p>
      <text:p text:style-name="Standard"/>
      <text:p text:style-name="Standard">P(C = Wet | P = Slow) = 2/2 = 1</text:p>
      <text:p text:style-name="Standard">P(C = Dry | P = Slow) = 0/2 = 0</text:p>
      <text:p text:style-name="Standard"/>
      <text:p text:style-name="Standard">------</text:p>
      <text:p text:style-name="Standard"/>
      <text:p text:style-name="Standard">P(X1 = fast) =<text:s/>P(p=fast | CE = warm, CP = yes,<text:s/><text:s/>C = wet) =<text:s/>4/6<text:s/>* (1<text:s/>* .5 * 0) = 0</text:p>
      <text:p text:style-name="Standard">P(X1 = slow) =<text:s/>P(p=slow | CE = warm, CP = yes, <text:s/>C = wet) =<text:s/>2/6 * (0 * .5 *<text:s/>1) = 0</text:p>
      <text:p text:style-name="Standard"/>
      <text:p text:style-name="Standard">P(X2 = fast) =<text:s/>P(p=fast | CE = cold, CP = no, <text:s/>C = w) =<text:s/>4/6 *<text:s/>0 * .5 * 0 = 0</text:p>
      <text:p text:style-name="Standard">P(X2 = slow) =<text:s/>P(p=slow | CE = cold, CP = no, <text:s/>C = w) =<text:s/>2/6 * 1 * ½ * 1 =<text:s/>.16</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 observations and use a ternary performance label: fast, slow and 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TableContents">Observation</text:p>
          </table:table-cell>
          <table:table-cell table:style-name="TableCell102">
            <text:p text:style-name="TableContents">f1=CarEngine(temp)</text:p>
          </table:table-cell>
          <table:table-cell table:style-name="TableCell103">
            <text:p text:style-name="TableContents">f2=CoursePractice(time)</text:p>
          </table:table-cell>
          <table:table-cell table:style-name="TableCell104">
            <text:p text:style-name="TableContents">f3=Condition(%)</text:p>
          </table:table-cell>
          <table:table-cell table:style-name="TableCell105">
            <text:p text:style-name="TableContents">R=Performance</text:p>
          </table:table-cell>
        </table:table-row>
        <table:table-row table:style-name="TableRow106">
          <table:table-cell table:style-name="TableCell107">
            <text:p text:style-name="TableContents">1</text:p>
          </table:table-cell>
          <table:table-cell table:style-name="TableCell108">
            <text:p text:style-name="TableContents">.3</text:p>
          </table:table-cell>
          <table:table-cell table:style-name="TableCell109">
            <text:p text:style-name="TableContents">.6</text:p>
          </table:table-cell>
          <table:table-cell table:style-name="TableCell110">
            <text:p text:style-name="TableContents">.2</text:p>
          </table:table-cell>
          <table:table-cell table:style-name="TableCell111">
            <text:p text:style-name="TableContents">Slow</text:p>
          </table:table-cell>
        </table:table-row>
        <table:table-row table:style-name="TableRow112">
          <table:table-cell table:style-name="TableCell113">
            <text:p text:style-name="TableContents">2</text:p>
          </table:table-cell>
          <table:table-cell table:style-name="TableCell114">
            <text:p text:style-name="TableContents">.2</text:p>
          </table:table-cell>
          <table:table-cell table:style-name="TableCell115">
            <text:p text:style-name="TableContents">.4</text:p>
          </table:table-cell>
          <table:table-cell table:style-name="TableCell116">
            <text:p text:style-name="TableContents">.4</text:p>
          </table:table-cell>
          <table:table-cell table:style-name="TableCell117">
            <text:p text:style-name="TableContents">Fast</text:p>
          </table:table-cell>
        </table:table-row>
        <table:table-row table:style-name="TableRow118">
          <table:table-cell table:style-name="TableCell119">
            <text:p text:style-name="TableContents">3</text:p>
          </table:table-cell>
          <table:table-cell table:style-name="TableCell120">
            <text:p text:style-name="TableContents">.4</text:p>
          </table:table-cell>
          <table:table-cell table:style-name="TableCell121">
            <text:p text:style-name="TableContents">.9</text:p>
          </table:table-cell>
          <table:table-cell table:style-name="TableCell122">
            <text:p text:style-name="TableContents">.6</text:p>
          </table:table-cell>
          <table:table-cell table:style-name="TableCell123">
            <text:p text:style-name="TableContents">Medium</text:p>
          </table:table-cell>
        </table:table-row>
        <table:table-row table:style-name="TableRow124">
          <table:table-cell table:style-name="TableCell125">
            <text:p text:style-name="TableContents">4</text:p>
          </table:table-cell>
          <table:table-cell table:style-name="TableCell126">
            <text:p text:style-name="TableContents">.2</text:p>
          </table:table-cell>
          <table:table-cell table:style-name="TableCell127">
            <text:p text:style-name="TableContents">.8</text:p>
          </table:table-cell>
          <table:table-cell table:style-name="TableCell128">
            <text:p text:style-name="TableContents">.9</text:p>
          </table:table-cell>
          <table:table-cell table:style-name="TableCell129">
            <text:p text:style-name="TableContents">Medium</text:p>
          </table:table-cell>
        </table:table-row>
        <table:table-row table:style-name="TableRow130">
          <table:table-cell table:style-name="TableCell131">
            <text:p text:style-name="TableContents">5</text:p>
          </table:table-cell>
          <table:table-cell table:style-name="TableCell132">
            <text:p text:style-name="TableContents">.9</text:p>
          </table:table-cell>
          <table:table-cell table:style-name="TableCell133">
            <text:p text:style-name="TableContents">.4</text:p>
          </table:table-cell>
          <table:table-cell table:style-name="TableCell134">
            <text:p text:style-name="TableContents">.8</text:p>
          </table:table-cell>
          <table:table-cell table:style-name="TableCell135">
            <text:p text:style-name="TableContents">Fast</text:p>
          </table:table-cell>
        </table:table-row>
        <table:table-row table:style-name="TableRow136">
          <table:table-cell table:style-name="TableCell137">
            <text:p text:style-name="TableContents">6</text:p>
          </table:table-cell>
          <table:table-cell table:style-name="TableCell138">
            <text:p text:style-name="TableContents">.4</text:p>
          </table:table-cell>
          <table:table-cell table:style-name="TableCell139">
            <text:p text:style-name="TableContents">.1</text:p>
          </table:table-cell>
          <table:table-cell table:style-name="TableCell140">
            <text:p text:style-name="TableContents">.7</text:p>
          </table:table-cell>
          <table:table-cell table:style-name="TableCell141">
            <text:p text:style-name="TableContents">Slow</text:p>
          </table:table-cell>
        </table:table-row>
      </table:table>
      <text:p text:style-name="Standard">a.)</text:p>
      <text:p text:style-name="Standard">Train a Gaussian Bayes Classifier on the above data and calculate the μ σ Gaussian parameters for all three performance labels (Fast, Medium, Slow). Also calculate the probability of each performance label occurring in the data. You should have calculated values for the following parameters: μ<text:span text:style-name="T142">f1, fast</text:span>, σ<text:span text:style-name="T143">f1, fast</text:span>, μ<text:span text:style-name="T144">f1, medium</text:span>, σ<text:span text:style-name="T145">f1, medium</text:span>, μ<text:span text:style-name="T146">f1, slow</text:span>, σ<text:span text:style-name="T147">f1, slow</text:span>, μ<text:span text:style-name="T148">f2, fast</text:span>, σ<text:span text:style-name="T149">f2, fast</text:span>, μ<text:span text:style-name="T150">f2, medium</text:span>, σ<text:span text:style-name="T151">f2, medium</text:span>, μ<text:span text:style-name="T152">f2, slow</text:span>, σ<text:span text:style-name="T153">f2, slow</text:span>, μ<text:span text:style-name="T154">f3, fast</text:span>, σ<text:span text:style-name="T155">f3, fast</text:span>, μ<text:span text:style-name="T156">f3, medium</text:span>, σ<text:span text:style-name="T157">f3, medium</text:span>, μ<text:span text:style-name="T158">f3, slow</text:span>, σ<text:span text:style-name="T159">f3, slow</text:span>, P(R=slow), P(R=medium), P(R=slow). <text:s/></text:p>
      <text:p text:style-name="Standard">Please show your work.</text:p>
      <text:list text:style-name="LFO1" text:continue-numbering="true">
        <text:list-item>
          <text:p text:style-name="P160">μ<text:span text:style-name="T161">f1, fast</text:span><text:span text:style-name="T162"><text:s/>=<text:s/></text:span>.2 + .9 / 2 = .55</text:p>
        </text:list-item>
        <text:list-item>
          <text:p text:style-name="P163">σ<text:span text:style-name="T164">f1, fast</text:span><text:span text:style-name="T165"><text:s/></text:span>=<text:s/>.35</text:p>
        </text:list-item>
        <text:list-item>
          <text:p text:style-name="P166">μ<text:span text:style-name="T167">f1, medium</text:span><text:s/>= .4 + . 2 / 2 = .3</text:p>
        </text:list-item>
        <text:list-item>
          <text:p text:style-name="P168">σ<text:span text:style-name="T169">f1, medium</text:span><text:s/>=<text:s/>0.1</text:p>
        </text:list-item>
        <text:list-item>
          <text:p text:style-name="P170"><text:s/>μ<text:span text:style-name="T171">f1, slow</text:span><text:span text:style-name="T172"><text:s/></text:span>= .3 + .4 / 2 =<text:s/>.35</text:p>
        </text:list-item>
        <text:list-item>
          <text:p text:style-name="P173">σ<text:span text:style-name="T174">f1, slow</text:span><text:s/>= 0.05</text:p>
        </text:list-item>
        <text:list-item>
          <text:p text:style-name="P175">μ<text:span text:style-name="T176">f2, fast</text:span><text:s text:c="2"/>= .4</text:p>
        </text:list-item>
        <text:list-item>
          <text:p text:style-name="P177">σ<text:span text:style-name="T178">f2, fast</text:span><text:s/>= 0</text:p>
        </text:list-item>
        <text:list-item>
          <text:p text:style-name="P179">μ<text:span text:style-name="T180">f2, medium</text:span><text:span text:style-name="T181"><text:s text:c="2"/></text:span>= .9 + .8 / 2 =<text:s/>.85</text:p>
        </text:list-item>
        <text:list-item>
          <text:p text:style-name="P182">σ<text:span text:style-name="T183">f2, medium</text:span><text:span text:style-name="T184"><text:s/></text:span>= 0.05</text:p>
        </text:list-item>
        <text:list-item>
          <text:p text:style-name="P185">μ<text:span text:style-name="T186">f2, slow</text:span><text:s text:c="2"/>=<text:s/>.35</text:p>
        </text:list-item>
        <text:list-item>
          <text:p text:style-name="P187">σ<text:span text:style-name="T188">f2, slow</text:span><text:s/>= 0.25</text:p>
        </text:list-item>
        <text:list-item>
          <text:p text:style-name="P189">μ<text:span text:style-name="T190">f3, fast</text:span><text:s text:c="2"/>= .6</text:p>
        </text:list-item>
        <text:list-item>
          <text:p text:style-name="P191">σ<text:span text:style-name="T192">f3, fast</text:span><text:s/>= 0.2</text:p>
        </text:list-item>
        <text:list-item>
          <text:p text:style-name="P193">μ<text:span text:style-name="T194">f3, medium</text:span><text:span text:style-name="T195"><text:s/></text:span><text:span text:style-name="T196"><text:s/></text:span>= 0.75</text:p>
        </text:list-item>
        <text:list-item>
          <text:p text:style-name="P197">σ<text:span text:style-name="T198">f3, medium</text:span><text:s/>= 0.15</text:p>
        </text:list-item>
        <text:list-item>
          <text:p text:style-name="P199">μ<text:span text:style-name="T200">f3, slow</text:span><text:span text:style-name="T201"><text:s text:c="2"/></text:span>= 0.45</text:p>
        </text:list-item>
        <text:list-item>
          <text:p text:style-name="P202">σ<text:span text:style-name="T203">f3, slow</text:span><text:span text:style-name="T204">. <text:s/></text:span>= 0.35</text:p>
        </text:list-item>
        <text:list-item>
          <text:p text:style-name="P205">P(R=slow)<text:s/>= 1/3</text:p>
        </text:list-item>
        <text:list-item>
          <text:p text:style-name="P206">P(R=medium)<text:s/>= 1/3</text:p>
        </text:list-item>
        <text:list-item>
          <text:p text:style-name="P207">P(R=fast)<text:s/>= 1/3</text:p>
        </text:list-item>
      </text:list>
      <text:p text:style-name="Standard"/>
      <text:p text:style-name="Standard">b.) A new data of Goofy’s performance came in. What should be his performance on the track? Calculate the probability each label being assigned to the unknown measurements X1 and X2</text:p>
      <text:p text:style-name="Standard"/>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TableContents">X1</text:p>
          </table:table-cell>
          <table:table-cell table:style-name="TableCell216">
            <text:p text:style-name="TableContents">.2</text:p>
          </table:table-cell>
          <table:table-cell table:style-name="TableCell217">
            <text:p text:style-name="TableContents">.9</text:p>
          </table:table-cell>
          <table:table-cell table:style-name="TableCell218">
            <text:p text:style-name="TableContents">.9</text:p>
          </table:table-cell>
          <table:table-cell table:style-name="TableCell219">
            <text:p text:style-name="TableContents">?</text:p>
          </table:table-cell>
        </table:table-row>
        <table:table-row table:style-name="TableRow220">
          <table:table-cell table:style-name="TableCell221">
            <text:p text:style-name="TableContents">X2</text:p>
          </table:table-cell>
          <table:table-cell table:style-name="TableCell222">
            <text:p text:style-name="TableContents">.3</text:p>
          </table:table-cell>
          <table:table-cell table:style-name="TableCell223">
            <text:p text:style-name="TableContents">.1</text:p>
          </table:table-cell>
          <table:table-cell table:style-name="TableCell224">
            <text:p text:style-name="TableContents">.2</text:p>
          </table:table-cell>
          <table:table-cell table:style-name="TableCell225">
            <text:p text:style-name="TableContents">?</text:p>
          </table:table-cell>
        </table:table-row>
      </table:table>
      <text:p text:style-name="Standard">1 / sqrt(2pi*sigma) * e ^ (<text:s/>(x1<text:s/>–<text:s/>mu)^2 / (2 * sigma^2) )</text:p>
      <text:p text:style-name="Standard"/>
      <text:p text:style-name="Standard">P(f1 | fast) = 1 / sqrt(2pi*0.35) * e ^ ( (.2 – .55)^2 / (2 * 0.35^2) )</text:p>
      <text:p text:style-name="Standard">P(f2 | fast)<text:s/></text:p>
      <text:p text:style-name="Standard">P(f3 | fast)</text:p>
      <text:p text:style-name="Standard"/>
      <text:p text:style-name="Standard">Product of all probs that are fast = P(fast) * P(f1 | fast) <text:s/>* P(f2 | fast) <text:s/>* P(f3 | fast)</text:p>
      <text:p text:style-name="Standard">Product of all probs that are medium<text:s/>= P(medium) * P(f1 | m) <text:s/>* P(f2 | m) <text:s/>* P(f3 | m)</text:p>
      <text:p text:style-name="Standard">Product of all probs that are slow<text:s/>=<text:s/></text:p>
      <text:p text:style-name="Standard"/>
      <text:p text:style-name="Standard"/>
      <text:p text:style-name="Standard"/>
      <text:p text:style-name="P226">i. Now, use the model you trained in the above step. 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text:p>
      <text:p text:style-name="Standard"/>
      <text:p text:style-name="Standard"/>
      <text:p text:style-name="P227">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228">Please show your work.</text:p>
      <text:p text:style-name="P229"/>
      <text:p text:style-name="P230"/>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 to manually check if the rover is moving or not.</text:p>
      <text:p text:style-name="Standard"/>
      <text:p text:style-name="Standard">Before we let he rover roam, we collected some basic statistics.</text:p>
      <text:p text:style-name="Standard">P(A= <text:s text:c="2"/>moving) = 0.95</text:p>
      <text:soft-page-break/>
      <text:p text:style-name="Standard">P(A=¬ moving) = 0.05</text:p>
      <text:p text:style-name="Standard"/>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TableContents">Transitions</text:p>
          </table:table-cell>
          <table:table-cell table:style-name="TableCell237">
            <text:p text:style-name="Standard">P(A= <text:s text:c="2"/>moving)</text:p>
          </table:table-cell>
          <table:table-cell table:style-name="TableCell238">
            <text:p text:style-name="Standard">P(A=¬ moving)</text:p>
          </table:table-cell>
        </table:table-row>
        <table:table-row table:style-name="TableRow239">
          <table:table-cell table:style-name="TableCell240">
            <text:p text:style-name="Standard">P(A= <text:s text:c="2"/>moving)</text:p>
          </table:table-cell>
          <table:table-cell table:style-name="TableCell241">
            <text:p text:style-name="TableContents">0.92</text:p>
          </table:table-cell>
          <table:table-cell table:style-name="TableCell242">
            <text:p text:style-name="TableContents">0.34</text:p>
          </table:table-cell>
        </table:table-row>
        <table:table-row table:style-name="TableRow243">
          <table:table-cell table:style-name="TableCell244">
            <text:p text:style-name="Standard">P(A=¬ moving)</text:p>
          </table:table-cell>
          <table:table-cell table:style-name="TableCell245">
            <text:p text:style-name="TableContents">0.08</text:p>
          </table:table-cell>
          <table:table-cell table:style-name="TableCell246">
            <text:p text:style-name="TableContents">0.66</text:p>
          </table:table-cell>
        </table:table-row>
      </table:table>
      <text:p text:style-name="Standard"/>
      <text:p text:style-name="Standard">Measured observations about the two on-board sensors P(X|S):</text:p>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TableContents">Observations</text:p>
          </table:table-cell>
          <table:table-cell table:style-name="TableCell253">
            <text:p text:style-name="TableContents">S1</text:p>
          </table:table-cell>
          <table:table-cell table:style-name="TableCell254">
            <text:p text:style-name="TableContents">S2</text:p>
          </table:table-cell>
        </table:table-row>
        <table:table-row table:style-name="TableRow255">
          <table:table-cell table:style-name="TableCell256">
            <text:p text:style-name="Standard">A= <text:s text:c="2"/>moving</text:p>
          </table:table-cell>
          <table:table-cell table:style-name="TableCell257">
            <text:p text:style-name="TableContents">0.69</text:p>
          </table:table-cell>
          <table:table-cell table:style-name="TableCell258">
            <text:p text:style-name="TableContents">0.73</text:p>
          </table:table-cell>
        </table:table-row>
        <table:table-row table:style-name="TableRow259">
          <table:table-cell table:style-name="TableCell260">
            <text:p text:style-name="Standard">A=¬ moving</text:p>
          </table:table-cell>
          <table:table-cell table:style-name="TableCell261">
            <text:p text:style-name="TableContents">0.22</text:p>
          </table:table-cell>
          <table:table-cell table:style-name="TableCell262">
            <text:p text:style-name="TableContents">0.18</text:p>
          </table:table-cell>
        </table:table-row>
      </table:table>
      <text:p text:style-name="Standard"/>
      <text:p text:style-name="Standard">The above scenario can be described as a following Hidden Markov Model:</text:p>
      <text:p text:style-name="Standard"><draw:custom-shape svg:x="0.1126in" svg:y="0.1646in" svg:width="0.325in" svg:height="0.325in" draw:z-index="251658240" draw:id="id0" draw:style-name="a0" draw:name="Shape1" text:anchor-type="paragraph"><svg:title/><svg:desc/><text:p text:style-name="Normal">A<text:span text:style-name="T263">t0</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1189in" svg:y="0.1646in" svg:width="0.325in" svg:height="0.325in" draw:z-index="251659264" draw:id="id1" draw:style-name="a1" draw:name="Shape1" text:anchor-type="paragraph"><svg:title/><svg:desc/><text:p text:style-name="Normal">A<text:span text:style-name="T264">t1</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1571in" svg:y="0.1646in" svg:width="0.325in" svg:height="0.325in" draw:z-index="2" draw:id="id2" draw:style-name="a3" draw:name="Shape1" text:anchor-type="paragraph"><svg:title/><svg:desc/><text:p text:style-name="Normal">A<text:span text:style-name="T265">t2</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draw:connector draw:type="line" svg:x1="0.4382in" svg:y1="0.1457in" svg:x2="1.12987in" svg:y2="0.1457in" draw:z-index="5" draw:id="id3" draw:style-name="a5" draw:name="Shape2" text:anchor-type="paragraph"><svg:title/><svg:desc/></draw:connector><draw:connector draw:type="line" svg:x1="1.4445in" svg:y1="0.128in" svg:x2="2.157in" svg:y2="0.12939in" draw:z-index="12" draw:id="id4" draw:style-name="a8" draw:name="Shape2" text:anchor-type="paragraph"><svg:title/><svg:desc/></draw:connector></text:p>
      <text:p text:style-name="Standard"><draw:connector draw:type="line" svg:x1="1.27074in" svg:y1="0.1071in" svg:x2="1.1256in" svg:y2="0.41335in" draw:z-index="6" draw:id="id5" draw:style-name="a10" draw:name="Shape3" text:anchor-type="paragraph"><svg:title/><svg:desc/></draw:connector><draw:connector draw:type="line" svg:x1="1.2925in" svg:y1="0.1071in" svg:x2="1.47514in" svg:y2="0.41335in" draw:z-index="7" draw:id="id6" draw:style-name="a12" draw:name="Shape4" text:anchor-type="paragraph"><svg:title/><svg:desc/></draw:connector><draw:connector draw:type="line" svg:x1="2.30224in" svg:y1="0.1071in" svg:x2="2.1571in" svg:y2="0.41335in" draw:z-index="10" draw:id="id7" draw:style-name="a15" draw:name="Shape3" text:anchor-type="paragraph"><svg:title/><svg:desc/></draw:connector><draw:connector draw:type="line" svg:x1="2.3236in" svg:y1="0.1071in" svg:x2="2.50624in" svg:y2="0.41335in" draw:z-index="11" draw:id="id8" draw:style-name="a18" draw:name="Shape4" text:anchor-type="paragraph"><svg:title/><svg:desc/></draw:connector></text:p>
      <text:p text:style-name="Standard"/>
      <text:p text:style-name="Standard"><draw:custom-shape svg:x="0.9362in" svg:y="0.0307in" svg:width="0.325in" svg:height="0.325in" draw:z-index="3" draw:id="id9" draw:style-name="a19" draw:name="Shape1" text:anchor-type="paragraph"><svg:title/><svg:desc/><text:p text:style-name="Normal">S1<text:span text:style-name="T266">t1</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3728in" svg:y="0.0307in" svg:width="0.325in" svg:height="0.325in" draw:z-index="4" draw:id="id10" draw:style-name="a20" draw:name="Shape1" text:anchor-type="paragraph"><svg:title/><svg:desc/><text:p text:style-name="Normal">S2<text:span text:style-name="T267">t1</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9543in" svg:y="0.0161in" svg:width="0.325in" svg:height="0.325in" draw:z-index="8" draw:id="id11" draw:style-name="a22" draw:name="Shape1" text:anchor-type="paragraph"><svg:title/><svg:desc/><text:p text:style-name="Normal">S1<text:span text:style-name="T268">t2</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3909in" svg:y="0.0161in" svg:width="0.325in" svg:height="0.325in" draw:z-index="9" draw:id="id12" draw:style-name="a24" draw:name="Shape1" text:anchor-type="paragraph"><svg:title/><svg:desc/><text:p text:style-name="Normal">S2<text:span text:style-name="T269">t2</text:span></text:p><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
      <text:p text:style-name="Standard"/>
      <text:p text:style-name="Standard">Use the above initial measurements and apply the dynamic Hidden Markov Model algorithm to calculate the conditional probability that the UPRover is moving. Repeat the HMM algorithm to calculate the probability for, A<text:span text:style-name="T270">t2</text:span>, A<text:span text:style-name="T271">t3</text:span>, A<text:span text:style-name="T272">t4</text:span>. Using only one previous state to calculate the prior. In other words, to predict the A<text:span text:style-name="T273">t1</text:span><text:s/>use , A<text:span text:style-name="T274">t0</text:span><text:s/>and S1<text:span text:style-name="T275">t1</text:span><text:s/>and S2<text:span text:style-name="T276">t1</text:span><text:s/>readings. For calculation of the A<text:span text:style-name="T277">t2</text:span><text:s/>use , A<text:span text:style-name="T278">t1<text:s/></text:span>and S1<text:span text:style-name="T279">t2</text:span><text:s/>and S2<text:span text:style-name="T280">t2</text:span><text:s/>readings etc.</text:p>
      <text:p text:style-name="Standard"/>
      <text:p text:style-name="Standard">Please show your work for the computation in the following steps steps</text:p>
      <text:p text:style-name="Standard"/>
      <text:p text:style-name="Standard">i.MHH step1: Calculate A<text:span text:style-name="T281">t1<text:s/></text:span>and assume that the UP rover was moving at the initial state A<text:span text:style-name="T282">t0.</text:span></text:p>
      <text:p text:style-name="Standard"/>
      <text:p text:style-name="Standard">ii. MHH step2: Update the state A<text:span text:style-name="T283">t1<text:s/></text:span>for the sensor observations that came in as S1<text:span text:style-name="T284">t1</text:span>= 0.4 and S2<text:span text:style-name="T285">t1</text:span>= 0.6</text:p>
      <text:p text:style-name="Standard"/>
      <text:p text:style-name="Standard">iii.MHH step1: Calculate prediction for A<text:span text:style-name="T286">t2</text:span><text:s/>using previous predictions and observations using one previous state.</text:p>
      <text:p text:style-name="Standard"/>
      <text:p text:style-name="Standard">iv. MHH step2: Update the state A<text:span text:style-name="T287">t2<text:s/></text:span>for the sensor observations that came in as S1<text:span text:style-name="T288">t2</text:span>= 0.9 and S2<text:span text:style-name="T289">t2</text:span>= 0.8</text:p>
      <text:p text:style-name="Standard"/>
      <text:p text:style-name="Standard">v. MHH step1: Calculate prediction for A<text:span text:style-name="T290">t3</text:span><text:s/>using previous predictions and observations using one previous state.</text:p>
      <text:p text:style-name="Standard"/>
      <text:p text:style-name="Standard">vi. MHH step2: Update the state A<text:span text:style-name="T291">t3<text:s/></text:span>for the sensor observations that came in as S1<text:span text:style-name="T292">t3</text:span>= 0.01 and S2<text:span text:style-name="T293">t3</text:span>= 0.2</text:p>
      <text:p text:style-name="Standard"/>
      <text:p text:style-name="Standard"/>
      <text:p text:style-name="Standard">vii. MHH step1: Calculate prediction for A<text:span text:style-name="T294">t4</text:span><text:s/>using previous predictions and observations using one previous state.</text:p>
      <text:p text:style-name="Standard"/>
      <text:soft-page-break/>
      <text:p text:style-name="Standard">viii. MHH step2: Update the state A<text:span text:style-name="T295">t4<text:s/></text:span>for the sensor observations that came in as S1<text:span text:style-name="T296">t4</text:span>= 0.02 and S2<text:span text:style-name="T297">t4</text:span>= 0.12</text:p>
      <text:p text:style-name="Standard"/>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Vargas Puga, David</dc:creator>
    <meta:creation-date>2020-10-28T08:29:00Z</meta:creation-date>
    <dc:date>2020-11-09T05:30:00Z</dc:date>
    <meta:template xlink:href="Normal.dotm" xlink:type="simple"/>
    <meta:editing-cycles>16</meta:editing-cycles>
    <meta:editing-duration>PT26040S</meta:editing-duration>
    <meta:document-statistic meta:page-count="6" meta:paragraph-count="18" meta:word-count="1382" meta:character-count="9242" meta:row-count="65" meta:non-whitespace-character-count="7878"/>
  </office:meta>
</office:document-meta>
</file>